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25%"/>
    </style:style>
    <style:style style:name="P2" style:family="paragraph" style:parent-style-name="Preformatted_20_Text">
      <style:paragraph-properties fo:text-align="justify" style:justify-single-word="false"/>
      <style:text-properties style:font-name="Times New Roman" officeooo:rsid="001e4953" officeooo:paragraph-rsid="001e4953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Preformatted_20_Text">
      <style:paragraph-properties fo:margin-top="0cm" fo:margin-bottom="0.499cm" style:contextual-spacing="false" fo:line-height="125%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rsid="001e4953" officeooo:paragraph-rsid="001e4953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1e4953" officeooo:paragraph-rsid="001e4953"/>
    </style:style>
    <style:style style:name="T1" style:family="text">
      <style:text-properties fo:color="#008000" loext:opacity="100%"/>
    </style:style>
    <style:style style:name="T2" style:family="text">
      <style:text-properties fo:color="#008000" loext:opacity="100%" fo:font-weight="bold"/>
    </style:style>
    <style:style style:name="T3" style:family="text">
      <style:text-properties fo:color="#0000ff" loext:opacity="100%" fo:font-weight="bold"/>
    </style:style>
    <style:style style:name="T4" style:family="text">
      <style:text-properties fo:color="#666666" loext:opacity="100%"/>
    </style:style>
    <style:style style:name="T5" style:family="text">
      <style:text-properties fo:color="#ba2121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tore Data</text:p>
      <text:p text:style-name="P5"/>
      <text:p text:style-name="P2"><text:span text:style-name="T2">import</text:span> <text:span text:style-name="T3">serial</text:span></text:p>
      <text:p text:style-name="P1"><text:span text:style-name="T2">import</text:span> <text:span text:style-name="T3">time</text:span></text:p>
      <text:p text:style-name="P1"><text:span text:style-name="T2">import</text:span> <text:span text:style-name="T3">csv</text:span></text:p>
      <text:p text:style-name="P1"/>
      <text:p text:style-name="P1">ser <text:span text:style-name="T4">=</text:span> serial<text:span text:style-name="T4">.</text:span>Serial(<text:span text:style-name="T5">'/dev/ttyACM0'</text:span>)</text:p>
      <text:p text:style-name="P1">ser<text:span text:style-name="T4">.</text:span>flushInput()</text:p>
      <text:p text:style-name="P1"/>
      <text:p text:style-name="P1"><text:span text:style-name="T2">while</text:span> <text:span text:style-name="T2">True</text:span>:</text:p>
      <text:p text:style-name="P1"><text:s text:c="4"/><text:span text:style-name="T2">try</text:span>:</text:p>
      <text:p text:style-name="P1"><text:s text:c="8"/>ser_bytes <text:span text:style-name="T4">=</text:span> ser<text:span text:style-name="T4">.</text:span>readline()</text:p>
      <text:p text:style-name="P1"><text:s text:c="8"/>decoded_bytes <text:span text:style-name="T4">=</text:span> <text:span text:style-name="T1">float</text:span>(ser_bytes[<text:span text:style-name="T4">0</text:span>:<text:span text:style-name="T1">len</text:span>(ser_bytes)<text:span text:style-name="T4">-2</text:span>]<text:span text:style-name="T4">.</text:span>decode(<text:span text:style-name="T5">"utf-8"</text:span>))</text:p>
      <text:p text:style-name="P1"><text:s text:c="8"/><text:span text:style-name="T1">print</text:span>(decoded_bytes)</text:p>
      <text:p text:style-name="P1"><text:s text:c="8"/><text:span text:style-name="T2">with</text:span> <text:span text:style-name="T1">open</text:span>(<text:span text:style-name="T5">"test_data.csv"</text:span>,<text:span text:style-name="T5">"a"</text:span>) <text:span text:style-name="T2">as</text:span> f:</text:p>
      <text:p text:style-name="P1"><text:s text:c="12"/>writer <text:span text:style-name="T4">=</text:span> csv<text:span text:style-name="T4">.</text:span>writer(f,delimiter<text:span text:style-name="T4">=</text:span><text:span text:style-name="T5">","</text:span>)</text:p>
      <text:p text:style-name="P1"><text:s text:c="12"/>writer<text:span text:style-name="T4">.</text:span>writerow([time<text:span text:style-name="T4">.</text:span>time(),decoded_bytes])</text:p>
      <text:p text:style-name="P1"><text:s text:c="4"/><text:span text:style-name="T2">except</text:span>:</text:p>
      <text:p text:style-name="P1"><text:s text:c="8"/><text:span text:style-name="T1">print</text:span>(<text:span text:style-name="T5">"Keyboard Interrupt"</text:span>)</text:p>
      <text:p text:style-name="P4"><text:s text:c="8"/><text:span text:style-name="T2">break</text:span></text:p>
      <text:p text:style-name="P6">------------------------------------------------------------------------------------------------------------------------</text:p>
      <text:p text:style-name="P6"/>
      <text:p text:style-name="P2"><text:span text:style-name="T2">import</text:span> <text:span text:style-name="T3">serial</text:span></text:p>
      <text:p text:style-name="P1">ser <text:span text:style-name="T4">=</text:span> serial<text:span text:style-name="T4">.</text:span>Serial(<text:span text:style-name="T5">'/dev/ttyACM0'</text:span>)</text:p>
      <text:p text:style-name="P1">ser<text:span text:style-name="T4">.</text:span>flushInput()</text:p>
      <text:p text:style-name="P1"/>
      <text:p text:style-name="P1"><text:span text:style-name="T2">while</text:span> <text:span text:style-name="T2">True</text:span>:</text:p>
      <text:p text:style-name="P1"><text:s text:c="4"/><text:span text:style-name="T2">try</text:span>:</text:p>
      <text:p text:style-name="P1"><text:s text:c="8"/>ser_bytes <text:span text:style-name="T4">=</text:span> ser<text:span text:style-name="T4">.</text:span>readline()</text:p>
      <text:p text:style-name="P1"><text:s text:c="8"/>decoded_bytes <text:span text:style-name="T4">=</text:span> <text:span text:style-name="T1">float</text:span>(ser_bytes[<text:span text:style-name="T4">0</text:span>:<text:span text:style-name="T1">len</text:span>(ser_bytes)<text:span text:style-name="T4">-2</text:span>]<text:span text:style-name="T4">.</text:span>decode(<text:span text:style-name="T5">"utf-8"</text:span>))</text:p>
      <text:p text:style-name="P1"><text:s text:c="8"/><text:span text:style-name="T1">print</text:span>(decoded_bytes)</text:p>
      <text:p text:style-name="P1"><text:s text:c="4"/><text:span text:style-name="T2">except</text:span>:</text:p>
      <text:p text:style-name="P1"><text:s text:c="8"/><text:span text:style-name="T1">print</text:span>(<text:span text:style-name="T5">"Keyboard Interrupt"</text:span>)</text:p>
      <text:p text:style-name="P4"><text:s text:c="8"/><text:span text:style-name="T2">break</text:span></text:p>
      <text:p text:style-name="P6">------------------------------------------------------------------------------------------------------------------------</text:p>
      <text:p text:style-name="P6"/>
      <text:p text:style-name="P2"><text:span text:style-name="T2">import</text:span> <text:span text:style-name="T3">serial</text:span></text:p>
      <text:p text:style-name="P1">ser <text:span text:style-name="T4">=</text:span> serial<text:span text:style-name="T4">.</text:span>Serial(<text:span text:style-name="T5">'/dev/ttyACM0'</text:span>)</text:p>
      <text:p text:style-name="P4">ser_bytes <text:span text:style-name="T4">=</text:span> ser<text:span text:style-name="T4">.</text:span>readline(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2">import serial</text:p>
      <text:p text:style-name="Preformatted_20_Text"/>
      <text:p text:style-name="Preformatted_20_Text">ser = serial.Serial('/dev/ttyACM0',115200)</text:p>
      <text:p text:style-name="Preformatted_20_Text"/>
      <text:p text:style-name="Preformatted_20_Text">f = open('dataFile.txt','a')</text:p>
      <text:p text:style-name="Preformatted_20_Text"/>
      <text:p text:style-name="Preformatted_20_Text">while 1 :</text:p>
      <text:p text:style-name="Preformatted_20_Text"><text:s text:c="4"/>f.write(ser.readline())</text:p>
      <text:p text:style-name="Preformatted_20_Text"><text:s text:c="4"/>ser.flushInput()</text:p>
      <text:p text:style-name="Preformatted_20_Text"><text:s text:c="4"/>ser.flushOutput()</text:p>
      <text:p text:style-name="Preformatted_20_Text"><text:s text:c="4"/>f.close()</text:p>
      <text:p text:style-name="P3"><text:s text:c="4"/>f = open('dataFile.txt','a')</text:p>
      <text:p text:style-name="P6">------------------------------------------------------------------------------------------------------------------------</text:p>
      <text:p text:style-name="P6"/>
      <text:p text:style-name="P2">#!/usr/bin/python</text:p>
      <text:p text:style-name="Preformatted_20_Text">import serial</text:p>
      <text:p text:style-name="Preformatted_20_Text">import time</text:p>
      <text:p text:style-name="Preformatted_20_Text">import datetime</text:p>
      <text:p text:style-name="Preformatted_20_Text"/>
      <text:p text:style-name="Preformatted_20_Text">ser = serial.Serial('/dev/tty.usbmodem1421', <text:s/>115200, timeout = 0.1)</text:p>
      <text:p text:style-name="Preformatted_20_Text"/>
      <text:p text:style-name="Preformatted_20_Text">#if you only want to send data to arduino (i.e. a signal to move a servo)</text:p>
      <text:p text:style-name="Preformatted_20_Text">def send( theinput ):</text:p>
      <text:p text:style-name="Preformatted_20_Text"><text:s text:c="2"/>ser.write( theinput )</text:p>
      <text:p text:style-name="Preformatted_20_Text"><text:s text:c="2"/>time.sleep(0.1)</text:p>
      <text:p text:style-name="Preformatted_20_Text"/>
      <text:p text:style-name="Preformatted_20_Text">#if you would like to tell the arduino that you would like to receive data from the arduino</text:p>
      <text:p text:style-name="Preformatted_20_Text">def send_and_receive( theinput ):</text:p>
      <text:p text:style-name="Preformatted_20_Text"><text:s text:c="2"/>ser.flushInput()</text:p>
      <text:p text:style-name="Preformatted_20_Text"><text:s text:c="2"/>ser.flushOutput()</text:p>
      <text:p text:style-name="Preformatted_20_Text"><text:s text:c="2"/>ser.write( theinput )</text:p>
      <text:p text:style-name="Preformatted_20_Text"><text:s text:c="2"/>while True:</text:p>
      <text:p text:style-name="Preformatted_20_Text"><text:s text:c="4"/>try:</text:p>
      <text:p text:style-name="Preformatted_20_Text"><text:s text:c="6"/>time.sleep(0.01)</text:p>
      <text:p text:style-name="Preformatted_20_Text"><text:s text:c="6"/>state = ser.readline()</text:p>
      <text:p text:style-name="Preformatted_20_Text"><text:s text:c="6"/># print state</text:p>
      <text:p text:style-name="Preformatted_20_Text"><text:s text:c="6"/>return state</text:p>
      <text:p text:style-name="Preformatted_20_Text"><text:s text:c="4"/>except:</text:p>
      <text:p text:style-name="Preformatted_20_Text"><text:s text:c="6"/>pass</text:p>
      <text:p text:style-name="Preformatted_20_Text"><text:s text:c="2"/>time.sleep(0.1)</text:p>
      <text:p text:style-name="Preformatted_20_Text"/>
      <text:p text:style-name="Preformatted_20_Text">f = open('dataFile.tsv','a')</text:p>
      <text:p text:style-name="Preformatted_20_Text"/>
      <text:p text:style-name="Preformatted_20_Text">while 1 :</text:p>
      <text:p text:style-name="Preformatted_20_Text"><text:s text:c="2"/>time_stamp = time.time()</text:p>
      <text:p text:style-name="Preformatted_20_Text"><text:s text:c="2"/>arduino_sensor = send_and_receive('1')</text:p>
      <text:p text:style-name="Preformatted_20_Text"><text:s text:c="2"/>date_stamp = datetime.datetime.fromtimestamp(time_stamp).strftime('%Y-%m-%d %H:%M:%S')</text:p>
      <text:p text:style-name="Preformatted_20_Text"><text:s text:c="2"/>f.write(str(time_stamp) + "\t" + str(arduino_sensor).rstrip("\r\n") + "\t" <text:s/>+ str(date_stamp) + "\n")</text:p>
      <text:p text:style-name="Preformatted_20_Text"><text:s text:c="2"/>f.closed</text:p>
      <text:p text:style-name="Preformatted_20_Text"><text:s text:c="2"/>time.sleep(1)</text:p>
      <text:p text:style-name="P3"><text:s text:c="2"/>f = open('dataFile.tsv','a')</text:p>
      <text:p text:style-name="P6">------------------------------------------------------------------------------------------------------------------------</text:p>
      <text:p text:style-name="P6"/>
      <text:p text:style-name="P6"/>
      <text:p text:style-name="P6"><text:soft-page-break/></text:p>
      <text:p text:style-name="P2"/>
      <text:p text:style-name="Preformatted_20_Text"><text:span text:style-name="Source_20_Text">import serial</text:span></text:p>
      <text:p text:style-name="Preformatted_20_Text"><text:span text:style-name="Source_20_Text">import sys</text:span></text:p>
      <text:p text:style-name="Preformatted_20_Text"><text:span text:style-name="Source_20_Text">import os</text:span></text:p>
      <text:p text:style-name="Preformatted_20_Text"><text:span text:style-name="Source_20_Text">import time</text:span></text:p>
      <text:p text:style-name="Preformatted_20_Text"/>
      <text:p text:style-name="Preformatted_20_Text"><text:span text:style-name="Source_20_Text"># bash commands for gpio</text:span></text:p>
      <text:p text:style-name="Preformatted_20_Text"><text:span text:style-name="Source_20_Text">pin_export = 'sleep 0.05 &amp;&amp; echo 2 &gt; /sys/class/gpio/export'</text:span></text:p>
      <text:p text:style-name="Preformatted_20_Text"><text:span text:style-name="Source_20_Text">pin_out = 'sleep 0.06 &amp;&amp; echo out &gt; /sys/class/gpio/gpio2/direction'</text:span></text:p>
      <text:p text:style-name="Preformatted_20_Text"><text:span text:style-name="Source_20_Text">pin_high = 'sleep 0.05 &amp;&amp; echo 1 &gt; /sys/class/gpio/gpio2/value'</text:span></text:p>
      <text:p text:style-name="Preformatted_20_Text"><text:span text:style-name="Source_20_Text">pin_low = 'sleep 0.05 &amp;&amp; echo 0 &gt; /sys/class/gpio/gpio2/value'</text:span></text:p>
      <text:p text:style-name="Preformatted_20_Text"><text:span text:style-name="Source_20_Text">pin_unexport = 'sleep 0.05 &amp;&amp; echo 2 &gt; /sys/class/gpio/unexport'</text:span></text:p>
      <text:p text:style-name="Preformatted_20_Text"/>
      <text:p text:style-name="Preformatted_20_Text"><text:span text:style-name="Source_20_Text"># turning on pin 2</text:span></text:p>
      <text:p text:style-name="Preformatted_20_Text"><text:span text:style-name="Source_20_Text">os.system(pin_export)</text:span></text:p>
      <text:p text:style-name="Preformatted_20_Text"><text:span text:style-name="Source_20_Text">os.system(pin_out)</text:span></text:p>
      <text:p text:style-name="Preformatted_20_Text"><text:span text:style-name="Source_20_Text">os.system(pin_high)</text:span></text:p>
      <text:p text:style-name="Preformatted_20_Text"/>
      <text:p text:style-name="Preformatted_20_Text"><text:span text:style-name="Source_20_Text"># serial settings</text:span></text:p>
      <text:p text:style-name="Preformatted_20_Text"><text:span text:style-name="Source_20_Text">ser = serial.Serial()</text:span></text:p>
      <text:p text:style-name="Preformatted_20_Text"><text:span text:style-name="Source_20_Text">ser.port = '/dev/ttyS5'</text:span></text:p>
      <text:p text:style-name="Preformatted_20_Text"><text:span text:style-name="Source_20_Text">ser.baudrate = 9600</text:span></text:p>
      <text:p text:style-name="Preformatted_20_Text"><text:span text:style-name="Source_20_Text">ser.bytesize = serial.EIGHTBITS</text:span></text:p>
      <text:p text:style-name="Preformatted_20_Text"><text:span text:style-name="Source_20_Text">ser.parity = serial.PARITY_NONE</text:span></text:p>
      <text:p text:style-name="Preformatted_20_Text"><text:span text:style-name="Source_20_Text">ser.stopbits = serial.STOPBITS_ONE</text:span></text:p>
      <text:p text:style-name="Preformatted_20_Text"><text:span text:style-name="Source_20_Text">ser.xonxoff = False</text:span></text:p>
      <text:p text:style-name="Preformatted_20_Text"/>
      <text:p text:style-name="Preformatted_20_Text"><text:span text:style-name="Source_20_Text"># port open</text:span></text:p>
      <text:p text:style-name="Preformatted_20_Text"><text:span text:style-name="Source_20_Text">ser.open()</text:span></text:p>
      <text:p text:style-name="Preformatted_20_Text"/>
      <text:p text:style-name="Preformatted_20_Text"><text:span text:style-name="Source_20_Text">while True:</text:span></text:p>
      <text:p text:style-name="Preformatted_20_Text"><text:span text:style-name="Source_20_Text"><text:s text:c="4"/># buffor reset</text:span></text:p>
      <text:p text:style-name="Preformatted_20_Text"><text:span text:style-name="Source_20_Text"><text:s text:c="4"/>ser.reset_input_buffer()</text:span></text:p>
      <text:p text:style-name="Preformatted_20_Text"><text:span text:style-name="Source_20_Text"><text:s text:c="4"/>ser.reset_output_buffer()</text:span></text:p>
      <text:p text:style-name="Preformatted_20_Text"><text:span text:style-name="Source_20_Text"><text:s text:c="4"/># sending question for projector</text:span></text:p>
      <text:p text:style-name="Preformatted_20_Text"><text:span text:style-name="Source_20_Text"><text:s text:c="4"/>ser.write('\r*pow=?#\r')</text:span></text:p>
      <text:p text:style-name="Preformatted_20_Text"><text:span text:style-name="Source_20_Text"><text:s text:c="4"/>time.sleep(0.6)</text:span></text:p>
      <text:p text:style-name="Preformatted_20_Text"/>
      <text:p text:style-name="Preformatted_20_Text"><text:span text:style-name="Source_20_Text"><text:s text:c="4"/># trashing first line</text:span></text:p>
      <text:p text:style-name="Preformatted_20_Text"><text:span text:style-name="Source_20_Text"><text:s text:c="4"/>trash = ser.readline(30)</text:span></text:p>
      <text:p text:style-name="Preformatted_20_Text"><text:span text:style-name="Source_20_Text"><text:s text:c="4"/># the needed answer from rs</text:span></text:p>
      <text:p text:style-name="Preformatted_20_Text"><text:span text:style-name="Source_20_Text"><text:s text:c="4"/>pwrinfo = ser.readline(9)</text:span></text:p>
      <text:p text:style-name="Preformatted_20_Text"/>
      <text:p text:style-name="Preformatted_20_Text"><text:span text:style-name="Source_20_Text"><text:s text:c="4"/>if pwrinfo == "*POW=OFF#":</text:span></text:p>
      <text:p text:style-name="Preformatted_20_Text"><text:span text:style-name="Source_20_Text"><text:s text:c="8"/>print "Projector OFF"</text:span></text:p>
      <text:p text:style-name="Preformatted_20_Text"><text:span text:style-name="Source_20_Text"><text:s text:c="4"/>elif pwrinfo == "*POW=ON#\r":</text:span></text:p>
      <text:p text:style-name="Preformatted_20_Text"><text:span text:style-name="Source_20_Text"><text:s text:c="8"/>print "Projector ON"</text:span></text:p>
      <text:p text:style-name="Preformatted_20_Text"><text:span text:style-name="Source_20_Text"><text:s text:c="8"/>break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print "Heating or Cooling..."</text:span></text:p>
      <text:p text:style-name="Preformatted_20_Text"><text:span text:style-name="Source_20_Text"><text:s text:c="16"/></text:span></text:p>
      <text:p text:style-name="Preformatted_20_Text"><text:span text:style-name="Source_20_Text"><text:s text:c="4"/># buffor clear</text:span></text:p>
      <text:p text:style-name="Preformatted_20_Text"><text:span text:style-name="Source_20_Text"><text:s text:c="4"/>ser.flush()</text:span></text:p>
      <text:p text:style-name="Preformatted_20_Text"/>
      <text:p text:style-name="Preformatted_20_Text"><text:span text:style-name="Source_20_Text"># port close</text:span></text:p>
      <text:p text:style-name="Preformatted_20_Text"><text:span text:style-name="Source_20_Text">ser.close()</text:span></text:p>
      <text:p text:style-name="Preformatted_20_Text"/>
      <text:p text:style-name="Preformatted_20_Text"><text:span text:style-name="Source_20_Text"># turning off pin 2</text:span></text:p>
      <text:p text:style-name="Preformatted_20_Text"><text:span text:style-name="Source_20_Text">os.system(pin_low)</text:span></text:p>
      <text:p text:style-name="P3"><text:span text:style-name="Source_20_Text">os.system(pin_unexport)</text:span></text:p>
      <text:p text:style-name="P6"/>
      <text:p text:style-name="P6"><text:soft-page-break/>------------------------------------------------------------------------------------------------------------------------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3T17:31:18.452187431</meta:creation-date>
    <dc:date>2022-01-23T17:40:02.289324086</dc:date>
    <meta:editing-duration>PT8M46S</meta:editing-duration>
    <meta:editing-cycles>1</meta:editing-cycles>
    <meta:document-statistic meta:table-count="0" meta:image-count="0" meta:object-count="0" meta:page-count="4" meta:paragraph-count="127" meta:word-count="356" meta:character-count="3824" meta:non-whitespace-character-count="3270"/>
    <meta:generator>LibreOffice/7.0.4.2$Linux_X86_64 LibreOffice_project/00$Build-2</meta:generator>
  </office:meta>
</office:document-meta>
</file>